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739cm" table:align="left"/>
    </style:style>
    <style:style style:name="Table1.A" style:family="table-column">
      <style:table-column-properties style:column-width="4.807cm"/>
    </style:style>
    <style:style style:name="Table1.B" style:family="table-column">
      <style:table-column-properties style:column-width="10.93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lanation of JavaScript Concepts and Functions Used in the Quiz App</text:h>
      <text:h text:style-name="Heading_20_2" text:outline-level="2"><text:span text:style-name="Strong_20_Emphasis">1. JavaScript Concepts Used</text:span></text:h>
      <text:h text:style-name="Heading_20_3" text:outline-level="3"><text:span text:style-name="Strong_20_Emphasis">1.1 Variables and Data Types</text:span></text:h>
      <text:list xml:id="list3892710367" text:style-name="L1">
        <text:list-item>
          <text:p text:style-name="P2"><text:span text:style-name="Source_20_Text">let sTopic, level, num, link, apiurl = "";</text:span> </text:p>
          <text:list>
            <text:list-item>
              <text:p text:style-name="P2"><text:span text:style-name="Source_20_Text">let</text:span> declares variables that can be reassigned. </text:p>
            </text:list-item>
            <text:list-item>
              <text:p text:style-name="P2"><text:span text:style-name="Source_20_Text">sTopic</text:span>, <text:span text:style-name="Source_20_Text">level</text:span>, <text:span text:style-name="Source_20_Text">num</text:span>, <text:span text:style-name="Source_20_Text">link</text:span>, and <text:span text:style-name="Source_20_Text">apiurl</text:span> store user inputs and the API URL. </text:p>
            </text:list-item>
          </text:list>
        </text:list-item>
        <text:list-item>
          <text:p text:style-name="P2"><text:span text:style-name="Source_20_Text">let questions = [];</text:span> </text:p>
          <text:list>
            <text:list-item>
              <text:p text:style-name="P2">Holds the fetched quiz questions. </text:p>
            </text:list-item>
          </text:list>
        </text:list-item>
        <text:list-item>
          <text:p text:style-name="P2"><text:span text:style-name="Source_20_Text">let currentQuestionIndex = 0;</text:span> </text:p>
          <text:list>
            <text:list-item>
              <text:p text:style-name="P2">Tracks the current question. </text:p>
            </text:list-item>
          </text:list>
        </text:list-item>
        <text:list-item>
          <text:p text:style-name="P2"><text:span text:style-name="Source_20_Text">let score = 0;</text:span> </text:p>
          <text:list>
            <text:list-item>
              <text:p text:style-name="P1">Stores the user's score. </text:p>
            </text:list-item>
          </text:list>
        </text:list-item>
      </text:list>
      <text:h text:style-name="Heading_20_3" text:outline-level="3"><text:span text:style-name="Strong_20_Emphasis">1.2 Document Object Model (DOM) Manipulation</text:span></text:h>
      <text:list xml:id="list2681365351" text:style-name="L2">
        <text:list-item>
          <text:p text:style-name="P4"><text:span text:style-name="Source_20_Text">document.getElementById("topic")</text:span> </text:p>
          <text:list>
            <text:list-item>
              <text:p text:style-name="P4">Retrieves an HTML element by ID. </text:p>
            </text:list-item>
          </text:list>
        </text:list-item>
        <text:list-item>
          <text:p text:style-name="P4"><text:span text:style-name="Source_20_Text">questionElement.innerHTML = currentQuestion.question;</text:span> </text:p>
          <text:list>
            <text:list-item>
              <text:p text:style-name="P4">Updates an element's content. </text:p>
            </text:list-item>
          </text:list>
        </text:list-item>
        <text:list-item>
          <text:p text:style-name="P4"><text:span text:style-name="Source_20_Text">button.classList.add("btn");</text:span> </text:p>
          <text:list>
            <text:list-item>
              <text:p text:style-name="P4">Adds a CSS class to an element. </text:p>
            </text:list-item>
          </text:list>
        </text:list-item>
        <text:list-item>
          <text:p text:style-name="P4"><text:span text:style-name="Source_20_Text">answerButtons.appendChild(button);</text:span> </text:p>
          <text:list>
            <text:list-item>
              <text:p text:style-name="P4">Adds a new button element to the answer section. </text:p>
            </text:list-item>
          </text:list>
        </text:list-item>
        <text:list-item>
          <text:p text:style-name="P4"><text:span text:style-name="Source_20_Text">while (answerButtons.firstChild) { answerButtons.removeChild(answerButtons.firstChild); }</text:span> </text:p>
          <text:list>
            <text:list-item>
              <text:p text:style-name="P3">Clears previous answers. </text:p>
            </text:list-item>
          </text:list>
        </text:list-item>
      </text:list>
      <text:h text:style-name="Heading_20_3" text:outline-level="3"><text:span text:style-name="Strong_20_Emphasis">1.3 Event Handling</text:span></text:h>
      <text:list xml:id="list469152087" text:style-name="L3">
        <text:list-item>
          <text:p text:style-name="P6"><text:span text:style-name="Source_20_Text">form.addEventListener("submit", function(event) { ... })</text:span> </text:p>
          <text:list>
            <text:list-item>
              <text:p text:style-name="P6">Prevents form submission default behavior and fetches quiz questions. </text:p>
            </text:list-item>
          </text:list>
        </text:list-item>
        <text:list-item>
          <text:p text:style-name="P6"><text:span text:style-name="Source_20_Text">button.addEventListener("click", selectAnswer);</text:span> </text:p>
          <text:list>
            <text:list-item>
              <text:p text:style-name="P6">Calls <text:span text:style-name="Source_20_Text">selectAnswer</text:span> when an answer button is clicked. </text:p>
            </text:list-item>
          </text:list>
        </text:list-item>
        <text:list-item>
          <text:p text:style-name="P6"><text:span text:style-name="Source_20_Text">nextButton.addEventListener("click", () =&gt; { ... })</text:span> </text:p>
          <text:list>
            <text:list-item>
              <text:p text:style-name="P5">Moves to the next question. </text:p>
            </text:list-item>
          </text:list>
        </text:list-item>
      </text:list>
      <text:h text:style-name="Heading_20_3" text:outline-level="3"><text:span text:style-name="Strong_20_Emphasis">1.4 Fetch API (Asynchronous JavaScript)</text:span></text:h>
      <text:list xml:id="list2082656086" text:style-name="L4">
        <text:list-item>
          <text:p text:style-name="P8"><text:span text:style-name="Source_20_Text">async function fetchQuestions() { ... }</text:span> </text:p>
          <text:list>
            <text:list-item>
              <text:p text:style-name="P8">Fetches quiz questions from an external API asynchronously. </text:p>
            </text:list-item>
          </text:list>
        </text:list-item>
        <text:list-item>
          <text:p text:style-name="P8"><text:span text:style-name="Source_20_Text">const response = await fetch(apiurl);</text:span> </text:p>
          <text:list>
            <text:list-item>
              <text:p text:style-name="P8"><text:soft-page-break/>Retrieves data from the API. </text:p>
            </text:list-item>
          </text:list>
        </text:list-item>
        <text:list-item>
          <text:p text:style-name="P8"><text:span text:style-name="Source_20_Text">questions = await response.json();</text:span> </text:p>
          <text:list>
            <text:list-item>
              <text:p text:style-name="P7">Converts the response into a JavaScript object. </text:p>
            </text:list-item>
          </text:list>
        </text:list-item>
      </text:list>
      <text:h text:style-name="Heading_20_3" text:outline-level="3"><text:span text:style-name="Strong_20_Emphasis">1.5 Functions</text:span></text:h>
      <text:list xml:id="list1164795972" text:style-name="L5">
        <text:list-item>
          <text:p text:style-name="P10"><text:span text:style-name="Source_20_Text">function select() { ... }</text:span> </text:p>
          <text:list>
            <text:list-item>
              <text:p text:style-name="P10">Captures user inputs and builds the API URL. </text:p>
            </text:list-item>
          </text:list>
        </text:list-item>
        <text:list-item>
          <text:p text:style-name="P10"><text:span text:style-name="Source_20_Text">function fetchQuestions() { ... }</text:span> </text:p>
          <text:list>
            <text:list-item>
              <text:p text:style-name="P10">Retrieves quiz questions from the API. </text:p>
            </text:list-item>
          </text:list>
        </text:list-item>
        <text:list-item>
          <text:p text:style-name="P10"><text:span text:style-name="Source_20_Text">function startQuiz() { ... }</text:span> </text:p>
          <text:list>
            <text:list-item>
              <text:p text:style-name="P10">Initializes the quiz and displays the first question. </text:p>
            </text:list-item>
          </text:list>
        </text:list-item>
        <text:list-item>
          <text:p text:style-name="P10"><text:span text:style-name="Source_20_Text">function showQuestion() { ... }</text:span> </text:p>
          <text:list>
            <text:list-item>
              <text:p text:style-name="P10">Displays the current question and answer choices. </text:p>
            </text:list-item>
          </text:list>
        </text:list-item>
        <text:list-item>
          <text:p text:style-name="P10"><text:span text:style-name="Source_20_Text">function resetState() { ... }</text:span> </text:p>
          <text:list>
            <text:list-item>
              <text:p text:style-name="P10">Clears previous answers and hides the next button. </text:p>
            </text:list-item>
          </text:list>
        </text:list-item>
        <text:list-item>
          <text:p text:style-name="P10"><text:span text:style-name="Source_20_Text">function selectAnswer(event) { ... }</text:span> </text:p>
          <text:list>
            <text:list-item>
              <text:p text:style-name="P10">Handles answer selection, updates the score, and disables buttons. </text:p>
            </text:list-item>
          </text:list>
        </text:list-item>
        <text:list-item>
          <text:p text:style-name="P10"><text:span text:style-name="Source_20_Text">function showScore() { ... }</text:span> </text:p>
          <text:list>
            <text:list-item>
              <text:p text:style-name="P9">Displays the user's final score and a replay option. </text:p>
            </text:list-item>
          </text:list>
        </text:list-item>
      </text:list>
      <text:h text:style-name="Heading_20_3" text:outline-level="3"><text:span text:style-name="Strong_20_Emphasis">1.6 Array Methods</text:span></text:h>
      <text:list xml:id="list2300440714" text:style-name="L6">
        <text:list-item>
          <text:p text:style-name="P12"><text:span text:style-name="Source_20_Text">map()</text:span> </text:p>
          <text:list>
            <text:list-item>
              <text:p text:style-name="P12"><text:span text:style-name="Source_20_Text">currentQuestion.incorrectAnswers.map(ans =&gt; ({ text: ans, correct: false }))</text:span> </text:p>
            </text:list-item>
            <text:list-item>
              <text:p text:style-name="P12">Transforms incorrect answers into objects with <text:span text:style-name="Source_20_Text">{ text, correct }</text:span> properties. </text:p>
            </text:list-item>
          </text:list>
        </text:list-item>
        <text:list-item>
          <text:p text:style-name="P12"><text:span text:style-name="Source_20_Text">sort()</text:span> </text:p>
          <text:list>
            <text:list-item>
              <text:p text:style-name="P12"><text:span text:style-name="Source_20_Text">answersArray.sort(() =&gt; Math.random() - 0.5);</text:span> </text:p>
            </text:list-item>
            <text:list-item>
              <text:p text:style-name="P12">Shuffles answers randomly. </text:p>
            </text:list-item>
          </text:list>
        </text:list-item>
        <text:list-item>
          <text:p text:style-name="P12"><text:span text:style-name="Source_20_Text">forEach()</text:span> </text:p>
          <text:list>
            <text:list-item>
              <text:p text:style-name="P12"><text:span text:style-name="Source_20_Text">answersArray.forEach(answer =&gt; { ... })</text:span> </text:p>
            </text:list-item>
            <text:list-item>
              <text:p text:style-name="P12">Iterates over answer choices and creates buttons. </text:p>
            </text:list-item>
          </text:list>
        </text:list-item>
        <text:list-item>
          <text:p text:style-name="P12"><text:span text:style-name="Source_20_Text">Array.from(answerButtons.children).forEach(button =&gt; { button.disabled = true; });</text:span> </text:p>
          <text:list>
            <text:list-item>
              <text:p text:style-name="P11">Disables all buttons after selection. 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JavaScript Keywords Used and Their Use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Keyword</text:span></text:p>
            </table:table-cell>
            <table:table-cell table:style-name="Table1.A1" office:value-type="string">
              <text:p text:style-name="Table_20_Heading"><text:span text:style-name="Strong_20_Emphasis">U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let</text:span></text:p>
          </table:table-cell>
          <table:table-cell table:style-name="Table1.A1" office:value-type="string">
            <text:p text:style-name="Table_20_Contents">Declares variables that can be reassigned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st</text:span></text:p>
          </table:table-cell>
          <table:table-cell table:style-name="Table1.A1" office:value-type="string">
            <text:p text:style-name="Table_20_Contents">Declares variables that cannot be reassigned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unction</text:span></text:p>
          </table:table-cell>
          <table:table-cell table:style-name="Table1.A1" office:value-type="string">
            <text:p text:style-name="Table_20_Contents">Defines a func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if</text:span></text:p>
          </table:table-cell>
          <table:table-cell table:style-name="Table1.A1" office:value-type="string">
            <text:p text:style-name="Table_20_Contents">Creates a conditional statement.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else</text:span></text:p>
          </table:table-cell>
          <table:table-cell table:style-name="Table1.A1" office:value-type="string">
            <text:p text:style-name="Table_20_Contents">Specifies an alternative block of cod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turn</text:span></text:p>
          </table:table-cell>
          <table:table-cell table:style-name="Table1.A1" office:value-type="string">
            <text:p text:style-name="Table_20_Contents">Exits a function and optionally returns a valu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async</text:span></text:p>
          </table:table-cell>
          <table:table-cell table:style-name="Table1.A1" office:value-type="string">
            <text:p text:style-name="Table_20_Contents">Declares an asynchronous func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await</text:span></text:p>
          </table:table-cell>
          <table:table-cell table:style-name="Table1.A1" office:value-type="string">
            <text:p text:style-name="Table_20_Contents">Pauses execution until a promise resolv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orEach()</text:span></text:p>
          </table:table-cell>
          <table:table-cell table:style-name="Table1.A1" office:value-type="string">
            <text:p text:style-name="Table_20_Contents">Iterates over an array and executes a function for each elemen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p()</text:span></text:p>
          </table:table-cell>
          <table:table-cell table:style-name="Table1.A1" office:value-type="string">
            <text:p text:style-name="Table_20_Contents">Creates a new array by transforming each elemen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ort()</text:span></text:p>
          </table:table-cell>
          <table:table-cell table:style-name="Table1.A1" office:value-type="string">
            <text:p text:style-name="Table_20_Contents">Sorts an array.</text:p>
          </table:table-cell>
        </table:table-row>
        <table:table-row>
          <table:table-cell table:style-name="Table1.A1" office:value-type="string">
            <text:p text:style-name="Table_20_Contents"><text:span text:style-name="Source_20_Text">addEventListener()</text:span></text:p>
          </table:table-cell>
          <table:table-cell table:style-name="Table1.A1" office:value-type="string">
            <text:p text:style-name="Table_20_Contents">Attaches an event listene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endChild()</text:span></text:p>
          </table:table-cell>
          <table:table-cell table:style-name="Table1.A1" office:value-type="string">
            <text:p text:style-name="Table_20_Contents">Adds a new child elemen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moveChild()</text:span></text:p>
          </table:table-cell>
          <table:table-cell table:style-name="Table1.A1" office:value-type="string">
            <text:p text:style-name="Table_20_Contents">Removes a child elemen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etElementById()</text:span></text:p>
          </table:table-cell>
          <table:table-cell table:style-name="Table1.A1" office:value-type="string">
            <text:p text:style-name="Table_20_Contents">Retrieves an element by ID.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nerHTML</text:span></text:p>
          </table:table-cell>
          <table:table-cell table:style-name="Table1.A1" office:value-type="string">
            <text:p text:style-name="Table_20_Contents">Modifies an element’s conten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lassList.add()</text:span></text:p>
          </table:table-cell>
          <table:table-cell table:style-name="Table1.A1" office:value-type="string">
            <text:p text:style-name="Table_20_Contents">Adds a CSS class to an elemen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aset</text:span></text:p>
          </table:table-cell>
          <table:table-cell table:style-name="Table1.A1" office:value-type="string">
            <text:p text:style-name="Table_20_Contents">Allows setting custom <text:span text:style-name="Source_20_Text">data-*</text:span> attribut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etch()</text:span></text:p>
          </table:table-cell>
          <table:table-cell table:style-name="Table1.A1" office:value-type="string">
            <text:p text:style-name="Table_20_Contents">Retrieves data from an AP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JSON.parse()</text:span></text:p>
          </table:table-cell>
          <table:table-cell table:style-name="Table1.A1" office:value-type="string">
            <text:p text:style-name="Table_20_Contents">Converts JSON into a JavaScript objec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while</text:span></text:p>
          </table:table-cell>
          <table:table-cell table:style-name="Table1.A1" office:value-type="string">
            <text:p text:style-name="Table_20_Contents">Executes a loop while a condition is true.</text:p>
          </table:table-cell>
        </table:table-row>
      </table:table>
      <text:p text:style-name="Horizontal_20_Line"/>
      <text:h text:style-name="Heading_20_2" text:outline-level="2"><text:span text:style-name="Strong_20_Emphasis">3. Summary</text:span></text:h>
      <text:p text:style-name="Text_20_body">This JavaScript quiz app fetches questions dynamically based on user-selected criteria, displays them interactively, processes user input, and calculates the final score. It utilizes key JavaScript concepts like event handling, API fetching, array manipulation, and DOM manipulation to create a responsive and engaging quiz experienc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6:24:55.744476159</meta:creation-date>
    <dc:date>2025-02-09T16:26:16.214731481</dc:date>
    <meta:editing-duration>PT1M21S</meta:editing-duration>
    <meta:editing-cycles>1</meta:editing-cycles>
    <meta:document-statistic meta:table-count="1" meta:image-count="0" meta:object-count="0" meta:page-count="3" meta:paragraph-count="111" meta:word-count="597" meta:character-count="3942" meta:non-whitespace-character-count="3456"/>
    <meta:generator>LibreOffice/7.3.7.2$Linux_X86_64 LibreOffice_project/30$Build-2</meta:generator>
  </office:meta>
</office:document-meta>
</file>